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paragraph-rsid="000a609c" style:font-weight-asian="bold" style:font-weight-complex="bold"/>
    </style:style>
    <style:style style:name="P2" style:family="paragraph" style:parent-style-name="Standard" style:list-style-name="L1">
      <style:text-properties fo:font-weight="bold" officeooo:paragraph-rsid="000a609c" style:font-weight-asian="bold" style:font-weight-complex="bold"/>
    </style:style>
    <style:style style:name="T1" style:family="text">
      <style:text-properties officeooo:rsid="000a609c"/>
    </style:style>
    <style:style style:name="T2" style:family="text">
      <style:text-properties fo:font-weight="normal" officeooo:rsid="000a609c" style:font-weight-asian="normal" style:font-weight-complex="normal"/>
    </style:style>
    <style:style style:name="T3" style:family="text">
      <style:text-properties fo:font-weight="normal" officeooo:rsid="000aa0c7" style:font-weight-asian="normal" style:font-weight-complex="normal"/>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esson 43</text:span></text:p>
      <text:p text:style-name="P1"><text:span text:style-name="T1">Diffraction of Water Waves</text:span></text:p>
      <text:p text:style-name="P1"><text:span text:style-name="T2"/></text:p>
      <text:p text:style-name="P1"><text:span text:style-name="T2">When periodic straight water waves pass by a sharp edge of an obstacle placed at right angles to the wave ray, or through a small opening or aperture in the obstacle, the waves are observed to bend and the wave ray changes direction. This changed in direction of the wave ray is called diffraction.</text:span></text:p>
      <text:p text:style-name="P1"><text:span text:style-name="T2"/></text:p>
      <text:p text:style-name="P1"><text:span text:style-name="T2"/></text:p>
      <text:p text:style-name="P1"><text:span text:style-name="T2">For an obstacle with sharp edges or an aperture (the opening), the following general statements can be made:</text:span></text:p>
      <text:list xml:id="list2864000284999760354" text:style-name="L1">
        <text:list-item>
          <text:p text:style-name="P2"><text:span text:style-name="T2">Shorter wavelengths are diffracted slightly;</text:span></text:p>
        </text:list-item>
        <text:list-item>
          <text:p text:style-name="P2"><text:span text:style-name="T2">Larger wavelengths are diffracted to a larger extent.</text:span></text:p>
        </text:list-item>
      </text:list>
      <text:p text:style-name="P1"><text:span text:style-name="T2"/></text:p>
      <text:p text:style-name="P1"><text:span text:style-name="T2">In the case of diffraction through an aperture, the amount of diffraction depends on the relationship between the wavelength of the wave and the width of the aperture. The following is a general rule that applies to diffraction:</text:span></text:p>
      <text:p text:style-name="P1"><text:span text:style-name="T2"/></text:p>
      <text:p text:style-name="P1"><text:span text:style-name="T2">The value of the ratio </text:span><text:span text:style-name="T2"><draw:frame draw:style-name="fr1" draw:name="Object1" text:anchor-type="as-char" svg:y="-0.492cm" svg:width="0.609cm" svg:height="0.871cm" draw:z-index="0"><draw:object xlink:href="./Object 1" xlink:type="simple" xlink:show="embed" xlink:actuate="onLoad"/><draw:image xlink:href="./ObjectReplacements/Object 1" xlink:type="simple" xlink:show="embed" xlink:actuate="onLoad"/></draw:frame></text:span><text:span text:style-name="T2">must have a value of about 1 or greater for an significant diffraction to be noticed. The greater the value beyond one, the greater the amount of diffcration (the amount of diffraction is directly proportional to the wavelength </text:span><text:span text:style-name="T3">of the wave. Longer wavelengths diffract more than shorter wavelengths. In general, if waves are to be strongly diffcrated, they must pass through an opening of width comparable to their wavelength or smal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cCracken</meta:initial-creator>
    <meta:creation-date>2013-05-09T09:12:13</meta:creation-date>
    <meta:generator>LibreOffice/4.0.2.2$Linux_X86_64 LibreOffice_project/400m0$Build-2</meta:generator>
    <dc:date>2013-05-09T11:56:36</dc:date>
    <dc:creator>Jack McCracken</dc:creator>
    <meta:editing-duration>P0D</meta:editing-duration>
    <meta:editing-cycles>1</meta:editing-cycles>
    <meta:document-statistic meta:table-count="0" meta:image-count="0" meta:object-count="1" meta:page-count="1" meta:paragraph-count="8" meta:word-count="207" meta:character-count="1230" meta:non-whitespace-character-count="1033"/>
  </office:meta>
</office:document-meta>
</file>

<file path=Object 1/content.xml><?xml version="1.0" encoding="utf-8"?>
<math xmlns="http://www.w3.org/1998/Math/MathML">
  <semantics>
    <mrow>
      <mfrac>
        <mrow>
          <mo stretchy="false">λ</mo>
          <mtext/>
        </mrow>
        <mi>w</mi>
      </mfrac>
    </mrow>
    <annotation encoding="StarMath 5.0">{%lambda%} over w</annotation>
  </semantics>
</math>
</file>